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2000002100010EA600006986E3E7FEBE139E0BD8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P2" style:family="paragraph" style:parent-style-name="Standard">
      <style:text-properties fo:font-size="12pt" fo:language="nl" fo:country="BE" fo:font-weight="bold" style:font-size-asian="12pt" style:font-weight-asian="bold" style:font-size-complex="12pt"/>
    </style:style>
    <style:style style:name="P3" style:family="paragraph" style:parent-style-name="Standard">
      <style:text-properties fo:font-size="12pt" fo:language="nl" fo:country="BE" style:font-size-asian="12pt" style:font-size-complex="12pt"/>
    </style:style>
    <style:style style:name="P4" style:family="paragraph" style:parent-style-name="Standard">
      <style:text-properties fo:font-size="12pt" fo:language="nl" fo:country="BE" officeooo:rsid="00100b6d" officeooo:paragraph-rsid="00100b6d" style:font-size-asian="12pt" style:font-size-complex="12pt"/>
    </style:style>
    <style:style style:name="P5" style:family="paragraph" style:parent-style-name="Standard">
      <style:text-properties officeooo:paragraph-rsid="000e3f81"/>
    </style:style>
    <style:style style:name="P6" style:family="paragraph" style:parent-style-name="Standard">
      <style:paragraph-properties fo:margin-left="0mm" fo:margin-right="-0.51mm" fo:text-indent="0mm" style:auto-text-indent="false">
        <style:tab-stops>
          <style:tab-stop style:position="160mm"/>
        </style:tab-stops>
      </style:paragraph-properties>
      <style:text-properties style:font-name="Trebuchet MS"/>
    </style:style>
    <style:style style:name="P7" style:family="paragraph" style:parent-style-name="Standard">
      <style:paragraph-properties fo:break-before="page"/>
      <style:text-properties fo:font-size="12pt" fo:language="nl" fo:country="BE" fo:font-weight="bold" style:font-size-asian="12pt" style:font-weight-asian="bold" style:font-size-complex="12pt"/>
    </style:style>
    <style:style style:name="P8" style:family="paragraph" style:parent-style-name="Title" style:master-page-name="First_20_Page">
      <style:paragraph-properties style:page-number="auto"/>
      <style:text-properties fo:font-size="16pt" fo:language="nl" fo:country="BE" style:font-size-asian="16pt" style:font-size-complex="16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bfbfbf"/>
    </style:style>
    <style:style style:name="T2" style:family="text">
      <style:text-properties fo:font-size="12pt" fo:language="nl" fo:country="BE" fo:font-weight="bold" style:font-size-asian="12pt" style:font-weight-asian="bold" style:font-size-complex="12pt"/>
    </style:style>
    <style:style style:name="T3" style:family="text">
      <style:text-properties fo:font-size="12pt" fo:language="nl" fo:country="BE" fo:font-weight="bold" officeooo:rsid="000e3f81" style:font-size-asian="12pt" style:font-weight-asian="bold" style:font-size-complex="12pt"/>
    </style:style>
    <style:style style:name="T4" style:family="text">
      <style:text-properties fo:font-size="12pt" fo:language="nl" fo:country="B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nl" fo:country="BE" fo:font-weight="normal" officeooo:rsid="000e3f81" style:font-size-asian="12pt" style:font-weight-asian="normal" style:font-size-complex="12pt" style:font-weight-complex="normal"/>
    </style:style>
    <style:style style:name="T6" style:family="text">
      <style:text-properties officeooo:rsid="00100b6d"/>
    </style:style>
    <style:style style:name="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mm" draw:fill="none" draw:textarea-vertical-align="top" draw:auto-grow-height="true" fo:min-height="0mm" fo:min-width="0mm" fo:padding-top="0mm" fo:padding-bottom="0mm" fo:padding-left="0mm" fo:padding-right="0mm" fo:wrap-option="wrap" fo:margin-left="0.05mm" fo:margin-right="0.05mm" fo:margin-top="0mm" fo:margin-bottom="0m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custom-shape text:anchor-type="paragraph" draw:z-index="2" draw:name="Text Box 2" draw:style-name="gr1" draw:text-style-name="P9" svg:width="8.1mm" svg:height="7.03mm" svg:x="-21.91mm" svg:y="49.95mm"><text:p text:style-name="Frame_20_contents"><text:span text:style-name="T1">__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ussentijds opvolgingsformulier Bachelorproef 2016-2017<text:bookmark text:name="_GoBack"/></text:p>
      <text:p text:style-name="P2"/>
      <text:p text:style-name="P2"/>
      <text:p text:style-name="Standard"><text:span text:style-name="T2">Bachelorproef: </text:span><text:span text:style-name="T3"><text:s/></text:span><text:span text:style-name="T5">Iot in gebouwenAutomatisatie</text:span></text:p>
      <text:p text:style-name="P3"/>
      <text:p text:style-name="P5"><text:span text:style-name="T2">Bedrijf: </text:span><text:span text:style-name="T4"><text:s/></text:span><text:span text:style-name="T5">Thomas More </text:span></text:p>
      <text:p text:style-name="P3"/>
      <text:p text:style-name="Standard"><text:span text:style-name="T2">Student: <text:s/></text:span><text:span text:style-name="T5">Olivier Van den Eede</text:span></text:p>
      <text:p text:style-name="P2"/>
      <text:p text:style-name="Standard"><text:span text:style-name="T2">Promotor: </text:span><text:span text:style-name="T3"><text:s/></text:span><text:span text:style-name="T5">Wim Dams</text:span></text:p>
      <text:p text:style-name="P2"/>
      <text:p text:style-name="P5"><text:span text:style-name="T2">Bedrijfspromotor: <text:s/></text:span><text:span text:style-name="T5">Jan Derua</text:span></text:p>
      <text:p text:style-name="P3"/>
      <text:p text:style-name="Standard"><text:span text:style-name="T2">Opleiding: <text:s/></text:span><text:span text:style-name="T5">Electronica-ICT</text:span></text:p>
      <text:p text:style-name="P3"/>
      <text:p text:style-name="P2">Periode (weeknr. volgens agenda): <text:s/><text:span text:style-name="T6">21</text:span></text:p>
      <text:p text:style-name="P3"/>
      <text:p text:style-name="P2">Gerealiseerd vorige week:</text:p>
      <text:p text:style-name="P3"/>
      <text:p text:style-name="P3"/>
      <text:p text:style-name="P4">– Schrijven artikel voor KNX</text:p>
      <text:p text:style-name="P4"/>
      <text:p text:style-name="P4">– Inleveren van scriptie</text:p>
      <text:p text:style-name="P4"/>
      <text:p text:style-name="P4">– Probleem met UART opgelost</text:p>
      <text:p text:style-name="P4"/>
      <text:p text:style-name="P4"><text:tab/>→ Foute configuratie in de Uart classe bij het aanmaken van de termios-config <text:tab/>-struct voor het instellen van de uart.</text:p>
      <text:p text:style-name="P3"/>
      <text:p text:style-name="P3"/>
      <text:p text:style-name="P3"/>
      <text:p text:style-name="P3"/>
      <text:p text:style-name="P7">Doelstellingen voor de volgende week:</text:p>
      <text:p text:style-name="P3"/>
      <text:p text:style-name="P3"/>
      <text:p text:style-name="P4">– Verder debuggen en experimenteren</text:p>
      <text:p text:style-name="P4"/>
      <text:p text:style-name="P4">– <text:s/>Extra applicaties make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Opmerkingen bedrijfspromotor:</text:p>
      <text:p text:style-name="P3"/>
      <text:p text:style-name="P3">verslag voor mij OK</text:p>
      <text:p text:style-name="P3"/>
      <text:p text:style-name="P3"/>
      <text:p text:style-name="P3"/>
      <text:p text:style-name="P3"/>
      <text:p text:style-name="P3"/>
      <text:p text:style-name="P2">Opmerkingen hogeschoolpromotor:</text:p>
      <text:p text:style-name="P6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8.47mm" fo:margin-bottom="0mm" loext:contextual-spacing="false" fo:keep-together="always" fo:keep-with-next="always"/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3.53mm" fo:margin-bottom="0mm" loext:contextual-spacing="false" fo:keep-together="always" fo:keep-with-next="always"/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3.53mm" fo:margin-bottom="0mm" loext:contextual-spacing="false" fo:keep-together="always" fo:keep-with-next="always"/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3.53mm" fo:margin-bottom="0mm" loext:contextual-spacing="false" fo:keep-together="always" fo:keep-with-next="always"/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3.53mm" fo:margin-bottom="0mm" loext:contextual-spacing="false" fo:keep-together="always" fo:keep-with-next="always"/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3.53mm" fo:margin-bottom="0mm" loext:contextual-spacing="false" fo:keep-together="always" fo:keep-with-next="always"/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3.53mm" fo:margin-bottom="0mm" loext:contextual-spacing="false" fo:keep-together="always" fo:keep-with-next="always"/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  <style:text-properties fo:font-size="9pt" style:font-size-asian="9pt"/>
    </style:style>
    <style:style style:name="Title" style:family="paragraph" style:parent-style-name="Standard" style:next-style-name="Standard" style:default-outline-level="" style:class="chapter">
      <style:paragraph-properties fo:margin-top="0mm" fo:margin-bottom="5.29mm" loext:contextual-spacing="true" fo:padding-left="0mm" fo:padding-right="0mm" fo:padding-top="0mm" fo:padding-bottom="1.41mm" fo:border-left="none" fo:border-right="none" fo:border-top="none" fo:border-bottom="0.99pt solid #4f81bd"/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envelope_20_address" style:display-name="envelope address" style:family="paragraph" style:parent-style-name="Standard" style:default-outline-level="">
      <style:paragraph-properties fo:margin-left="50.8mm" fo:margin-right="0mm" fo:text-indent="0mm" style:auto-text-indent="false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0mm" fo:margin-right="0mm" fo:text-indent="-20mm" style:auto-text-indent="false" fo:background-color="#cccccc" fo:padding="0.35mm" fo:border="0.74pt solid #00000a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0.32mm" fo:margin-right="20.32mm" fo:text-indent="0mm" style:auto-text-indent="false" fo:padding="3.53mm" fo:border="0.26pt solid #4f81bd" style:shadow="#000000 0.09mm 0.09mm"/>
      <style:text-properties fo:color="#4f81bd" fo:font-style="italic" style:font-name-asian="Calibri" style:font-family-asian="Calibri" style:font-family-generic-asian="system" style:font-pitch-asian="variable" style:font-style-asian="italic" style:font-style-complex="italic"/>
    </style:style>
    <style:style style:name="Document_20_Map" style:display-name="Document Map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/>
    <style:style style:name="index_20_1" style:display-name="index 1" style:family="paragraph" style:parent-style-name="Standard" style:next-style-name="Standard" style:auto-update="true" style:default-outline-level="">
      <style:paragraph-properties fo:margin-left="3.53mm" fo:margin-right="0mm" fo:text-indent="-3.53m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2.12mm" fo:margin-bottom="0mm" loext:contextual-spacing="false"/>
      <style:text-properties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8.47mm"/>
          <style:tab-stop style:position="16.93mm"/>
          <style:tab-stop style:position="25.4mm"/>
          <style:tab-stop style:position="33.87mm"/>
          <style:tab-stop style:position="42.33mm"/>
          <style:tab-stop style:position="50.8mm"/>
          <style:tab-stop style:position="59.27mm"/>
          <style:tab-stop style:position="67.73mm"/>
          <style:tab-stop style:position="76.2mm"/>
        </style:tab-stops>
      </style:paragraph-properties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fo:font-size="10.5pt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fo:font-size="9pt" style:font-size-asian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Message_20_Header_20_Char" style:display-name="Message Header Char" style:family="text" style:parent-style-name="Default_20_Paragraph_20_Font">
      <style:text-properties fo:font-size="12pt" fo:background-color="#cccccc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Document_20_Map_20_Char" style:display-name="Document Map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Typewriter" style:display-name="HTML Typewrite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Keyboard" style:display-name="HTML Keyboard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Sample" style:display-name="HTML Sample" style:family="text" style:parent-style-name="Default_20_Paragraph_20_Font">
      <style:text-properties style:font-name="Arial" fo:font-family="Arial" style:font-family-generic="roman" style:font-pitch="variable" fo:font-size="12pt" style:font-size-asian="12pt" style:font-size-complex="12pt"/>
    </style:style>
    <style:style style:name="Macro_20_Text_20_Char" style:display-name="Macro Text Char" style:family="text" style:parent-style-name="Default_20_Paragraph_20_Font"/>
    <style:style style:name="Plain_20_Text_20_Char" style:display-name="Plain Text Char" style:family="text" style:parent-style-name="Default_20_Paragraph_20_Font">
      <style:text-properties fo:font-size="10.5pt" style:font-size-asian="10.5pt" style:font-size-complex="10.5pt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M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2mm" fo:margin-bottom="12.51mm" fo:margin-left="25.01mm" fo:margin-right="25.01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>
        <style:header-footer-properties fo:min-height="3.02mm" fo:margin-left="0mm" fo:margin-right="0mm" fo:margin-bottom="2.01mm" style:dynamic-spacing="true"/>
      </style:header-style>
      <style:footer-style>
        <style:header-footer-properties fo:min-height="25.51mm" fo:margin-left="0mm" fo:margin-right="0mm" fo:margin-top="24.5m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0" text:anchor-type="as-char" svg:width="43.27mm" svg:height="17.07mm" draw:z-index="0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1" text:anchor-type="as-char" svg:width="43.27mm" svg:height="17.07mm" draw:z-index="1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0029696</meta:initial-creator>
    <meta:editing-cycles>8</meta:editing-cycles>
    <meta:print-date>2013-04-21T17:44:00</meta:print-date>
    <meta:creation-date>2016-12-21T00:07:00</meta:creation-date>
    <dc:date>2017-05-30T08:39:07.880888077</dc:date>
    <meta:editing-duration>PT21M22S</meta:editing-duration>
    <meta:generator>LibreOffice/5.3.3.2$Linux_X86_64 LibreOffice_project/30m0$Build-2</meta:generator>
    <meta:document-statistic meta:table-count="0" meta:image-count="2" meta:object-count="0" meta:page-count="2" meta:paragraph-count="22" meta:word-count="84" meta:character-count="665" meta:non-whitespace-character-count="585"/>
    <meta:user-defined meta:name="AppVersion">14.0000</meta:user-defined>
    <meta:user-defined meta:name="Company">Lessius Mechel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